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padding-left="0cm" fo:padding-right="0cm" fo:padding-top="0.035cm" fo:padding-bottom="0cm" fo:border-left="none" fo:border-right="none" fo:border-top="0.018cm solid #00000a" fo:border-bottom="none"/>
    </style:style>
    <style:style style:name="P2" style:family="paragraph" style:parent-style-name="Title" style:master-page-name="Standard">
      <style:paragraph-properties style:page-number="auto"/>
    </style:style>
    <style:style style:name="P3" style:family="paragraph" style:parent-style-name="Description">
      <style:text-properties fo:color="#6699cc" fo:font-size="10pt" style:font-size-asian="10pt" style:font-size-complex="10pt"/>
    </style:style>
    <style:style style:name="P4" style:family="paragraph" style:parent-style-name="Description" style:list-style-name="L1"/>
    <style:style style:name="P5" style:family="paragraph" style:parent-style-name="Description" style:list-style-name="L2"/>
    <style:style style:name="P6" style:family="paragraph" style:parent-style-name="Description" style:list-style-name="L3"/>
    <style:style style:name="P7" style:family="paragraph" style:parent-style-name="Description" style:list-style-name="L4"/>
    <style:style style:name="T1" style:family="text">
      <style:text-properties fo:font-size="22pt" style:font-size-asian="22pt"/>
    </style:style>
    <style:style style:name="T2" style:family="text">
      <style:text-properties fo:font-size="22pt" fo:language="en" fo:country="US" style:font-size-asian="22pt"/>
    </style:style>
    <style:style style:name="T3" style:family="text">
      <style:text-properties fo:language="en" fo:country="US"/>
    </style:style>
    <style:style style:name="T4" style:family="text">
      <style:text-properties fo:font-size="9pt" style:font-size-asian="9pt" style:font-size-complex="9pt"/>
    </style:style>
    <style:style style:name="T5" style:family="text">
      <style:text-properties fo:font-size="9pt" fo:language="en" fo:country="US" style:font-size-asian="9pt" style:font-size-complex="9pt"/>
    </style:style>
    <style:style style:name="T6" style:family="text">
      <style:text-properties fo:language="el" fo:country="GR"/>
    </style:style>
    <style:style style:name="T7" style:family="text">
      <style:text-properties fo:language="el" fo:country="GR"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color="#6699cc" fo:font-size="10pt" fo:font-style="italic" style:font-size-asian="10pt" style:font-style-asian="italic" style:font-size-complex="10pt" style:font-style-complex="italic"/>
    </style:style>
    <style:style style:name="T10" style:family="text">
      <style:text-properties fo:color="#6699cc" fo:font-size="10pt" fo:language="el" fo:country="GR" fo:font-style="italic" style:font-size-asian="10pt" style:font-style-asian="italic" style:font-size-complex="10pt" style:font-style-complex="italic"/>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ΠΡΟΤΥΠΟ ΔΟΜΗΣ 1</text:span></text:p>
      <text:p text:style-name="Title"><text:span text:style-name="T1">Έγγραφο</text:span><text:span text:style-name="T2"> </text:span><text:span text:style-name="T1">απαιτήσεων</text:span><text:span text:style-name="T2"> </text:span><text:span text:style-name="T1">εμπλεκομένων</text:span><text:span text:style-name="T2"> </text:span><text:span text:style-name="T1">μερών</text:span><text:span text:style-name="T2"> (StRS)<text:line-break/>Stakeholders Requirements Specification</text:span></text:p>
      <text:p text:style-name="Description">ΠΡΟΣΑΡΜΟΓΗ ΤΟΥ ΑΝΤΙΣΤΟΙΧΟΥ ΕΓΓΡΑΦΟΥ ΤΟΥ ΠΡΟΤΥΠΟΥ ISO/IEC/IEEE 29148:2011</text:p>
      <text:p text:style-name="Description"/>
      <text:p text:style-name="Subtitle">[ΤΙΤΛΟΣ ΕΜΠΛΕΚΟΜΕΝΟΥ ΜΕΡΟΥΣ]</text:p>
      <text:p text:style-name="Description">Συμπληρώνεται ένα έγγραφο για κάθε εμπλεκόμενο μέρος</text:p>
      <text:p text:style-name="Description">Ελάχιστα εμπλεκόμενα μέρη: 1) οι χρήστες<text:bookmark text:name="_GoBack"/></text:p>
      <text:list xml:id="list9046504058540232784" text:style-name="Outline">
        <text:list-item>
          <text:h text:style-name="Heading_20_1" text:outline-level="1">Εισαγωγή</text:h>
          <text:list>
            <text:list-item>
              <text:h text:style-name="Heading_20_2" text:outline-level="2">1.1<text:tab/>Ταυτότητα - επιχειρησιακοί στόχοι</text:h>
            </text:list-item>
          </text:list>
        </text:list-item>
      </text:list>
      <text:p text:style-name="Description">Τι θέλουμε να πετύχουμε με το σύστημα</text:p>
      <text:p text:style-name="Description"><text:tab/>Το σύστημά μας θα έχει ως στόχο την εύρεση και σύγκριση φροντηστηριακών μονάδων. Τα ελάχιστα κριτήρια συγκρίσεων θα είναι η απόσταση, <text:s/>η τιμή των προγραμμάτων του, οι κατευθύνσεις και η επιτυχία του. Η πρόσβαση από τους χρήστες στο σύστημα θα γίνεται με δύο διεπαφές, μία μέσω της βασικής ιστοσελίδας και μία μέσω μιας εφαρμογής σε <text:span text:style-name="T3">smartphones. </text:span><text:span text:style-name="T6">Στην πρώτη θα επικεντρώνεται σε μια αναλυτικότερη παρουσίαση των αποτελεσμάτων αναζήτησης, ενώ στη δεύτερη στην αμεσότητα και λιτότητα.</text:span> </text:p>
      <text:list xml:id="list23403846" text:continue-numbering="true" text:style-name="Outline">
        <text:list-item>
          <text:list>
            <text:list-item>
              <text:h text:style-name="Heading_20_2" text:outline-level="2">1.2<text:tab/>Περίγραμμα επιχειρησιακών λειτουργιών</text:h>
            </text:list-item>
          </text:list>
        </text:list-item>
      </text:list>
      <text:p text:style-name="Description">Γενική περιγραφή. Περίληψη και αναφορές με χρήση διαγράμματος <text:span text:style-name="T3">UML</text:span></text:p>
      <text:p text:style-name="Description"><text:span text:style-name="T3"><text:tab/></text:span><text:span text:style-name="T6">Χρήματα: </text:span><text:span text:style-name="T3">crowdfunding</text:span></text:p>
      <text:p text:style-name="Description"><text:span text:style-name="T3"><text:tab/></text:span><text:span text:style-name="T6">Υλοποίηση: </text:span><text:span text:style-name="T3">developers</text:span></text:p>
      <text:p text:style-name="Description"><text:span text:style-name="T3"><text:tab/></text:span><text:span text:style-name="T6">Χρήση: πελάτες, φροντιστήρια</text:span></text:p>
      <text:p text:style-name="Description"><text:span text:style-name="T6"><text:tab/>Δεδομένα έρχονται από τα φροντηστήρια. Οι προγραμματιστές έχουν <text:s/>προετοιμάσει πλατφόρμα για την προσθήκη νέων δεδομένων μέσα στις βάσεις. Τα χρηματικά προγράμματα που προσφέρουν τα φροντηστήρια θα μπορούν να τα τοποθετούν μόνα τους με ειδική διεπαφή στη βάση του συστήματος. Οι επιτυχίες στις εξετάσεις θα προσφέρονται κι αυτές από τα φροντηστήρια (όλης της 2-βάθμιας ;) {καθώς και τα στοιχεία “κωδικός” των φοιτητών και θα συγκρίνονται με τα διάφορα στατιστικά δεδομένα του Υπουργείου Παιδείας}. Οι </text:span><text:span text:style-name="T3">developers </text:span><text:span text:style-name="T6">θα δημιουργήσουν το </text:span><text:span text:style-name="T3">back-end </text:span><text:span text:style-name="T6">και το</text:span><text:span text:style-name="T3"> front-end </text:span><text:span text:style-name="T6">της εφαρμογής. Οι πελάτες-χρήστες θα μπορούν να κάνουν ερωτήσεις στη βάση και να παίρνουν τις επιθυμητές απαντήσεις (λίστα καλύτερης επιλογής φροντηστηρίου, διαγράμματα επιτυχιών, τάσεις κτλ.).</text:span></text:p>
      <text:list xml:id="list23406986" text:continue-numbering="true" text:style-name="Outline">
        <text:list-item>
          <text:h text:style-name="Heading_20_1" text:outline-level="1">Αναφορές - πηγές πληροφοριών</text:h>
        </text:list-item>
      </text:list>
      <text:p text:style-name="Description">Αναφορά σε πηγές πληροφοριών</text:p>
      <text:p text:style-name="Description"><text:tab/>Η πιο σημαντική πηγή πληροφοριών αποτελούν τα φροντηστήρια {και το ΥπΠαιδειας για διασταύρωση}, τα οποία παρέχουν την τοποθεσία τους, τις τιμές των προγραμμάτων τους, την κατεύθυνση του κάθε προγράμματος και τα ποσοστά επιτυχίας τους ( ποιά ποσοστά; με βάση τον βαθμο; π.χ. Άνω των 19.000, ανω των 18.000 κτλ). {τους κωδικούς πανελλαδικών των μαθητών για διασταύρωση με το ΥπΠαιδειας} {των αριθμό των εγγραφών στο φροντηστήριο την περασμένη χρονιά}.</text:p>
      <text:list xml:id="list23404512" text:continue-numbering="true" text:style-name="Outline">
        <text:list-item>
          <text:h text:style-name="Heading_20_1" text:outline-level="1"><text:soft-page-break/>Διαχειριστικές απαιτήσεις επιχειρησιακού περιβάλλοντος</text:h>
          <text:list>
            <text:list-item>
              <text:h text:style-name="Heading_20_2" text:outline-level="2">3.1<text:tab/>Επιχειρησιακό μοντέλο</text:h>
            </text:list-item>
          </text:list>
        </text:list-item>
      </text:list>
      <text:p text:style-name="Description">Περιγραφή του επιχειρησιακού μοντέλου: γιατί θα λειτουργήσει και θα γίνει διαδεδομένη η εφαρμογή μας</text:p>
      <text:p text:style-name="Description"><text:tab/><text:span text:style-name="T9">Το επιχειρησιακό μοντέλο επικεντρώνεται σε δύο άξονες. Αμεσότητα και προσβασιμότητα. Και οι δύο διεπαφές που υλοποιεί έχουν αυτούς τους άξονες ως εγγενή χαρακτηριστικά. Αμεσότητα γιατι θα παίρνει ο πελάτης γρήγορα τα αποτελέσματα των φροντηστηρίων με απλούς χειρισμούς και προσβασιμότητα γιατί θα υπάρχουν δύο περιβάλλοντα για να αποκτήσει αυτές τις πληροφορίες, μία ιστοσελίδα και μία εφαρμογή. <text:s/></text:span></text:p>
      <text:p text:style-name="P3"><text:span text:style-name="T8"><text:tab/>Η πλατφόρμα θα γίνει διαδεδομένη μεταξύ των φροντιστηρίων – που αφορούν σημαντικό μέρος του </text:span><text:span text:style-name="T7">πληθοπορισμού – γιατι θα θέλουν να παρουσιάσουν τα προγράμματά τους. Επίσης αφού η εφαρμογή δε θα έχει μόνο κριτήριο σύγκρισης τις τιμές αλλά και την απόσταση πολλά “αφανή” φροντιστήρια θα έχουν τη δυνατότητα να γίνουν γνωστά μέσω της πλατφόρμας. ΑΝΤΑΓΩΝΙΣΜΟΣ ΤΙΜΩΝ ΚΑΙ ΠΟΙΟΤΗΤΑΣ, ΠΛΑΤΦΟΡΜΑ ΠΟΥ ΠΑΡΕΧΕΙ ΑΜΕΣΗ ΠΡΟΣΒΑΣΗ ΣΕ ΔΕΔΟΜΕΝΑ ΓΙΑ ΤΟΥΣ ΑΝΤΑΓΩΝΙΣΤΕΣ.</text:span></text:p>
      <text:p text:style-name="P3"><text:span text:style-name="T7"><text:tab/></text:span><text:span text:style-name="T6">Όσον αφορά τους πελάτες-χρήστες το σύστημα θα παρέχει γρήγορα αποτελέσματα των φροντιστηρίων με τα προαναφερθέντα κριτήρια. Επίσης {με μια μικρή συνδρομή} θα έχουν τη δυνατότητα να συγκρίνουν τα ποσοστά επιτυχίας του κάθε φροντιστηρίου. {ίσως να γίνει με ένα μέτρο τάσης/μόδας σύμφωνα με τον περσινό αριθμό εγγραφών} </text:span></text:p>
      <text:list xml:id="list23397161" text:continue-numbering="true" text:style-name="Outline">
        <text:list-item>
          <text:list>
            <text:list-item>
              <text:h text:style-name="Heading_20_2" text:outline-level="2">3.2<text:tab/>Περιβάλλον διαχείρισης πληροφοριών</text:h>
            </text:list-item>
          </text:list>
        </text:list-item>
      </text:list>
      <text:p text:style-name="Description">Περιληπτική αναφορά στη σημερινή εικόνα για το περιβάλλον διαχείρισης πληροφοριών</text:p>
      <text:p text:style-name="Description"><text:tab/>Το περιβάλλον διαχείρησης πληροφοριών απαρτίζεται από τρία επιμέρους συστήματα-περιβάλλοντα. </text:p>
      <text:p text:style-name="Description"><text:tab/>Από το περιβάλλον στο οποίο παίρνουμε τα πρωτογενή στοιχεία, δηλαδή από τα φροντιστήρια και το χρήστη. Από τα φροντιστήρια παρέχονται η τοποθεσία, οι τιμές των προγραμμάτων, οι κατευθύνσεις, τα ποσοστά επιτυχίας και ο περσινός αριθμός εγγραφών. Από τον χρήστη μέσω της υπηρεσίας <text:span text:style-name="T3">Google Maps </text:span><text:span text:style-name="T6">παρέχεται η τοποθεσία του.</text:span> </text:p>
      <text:p text:style-name="Description"><text:tab/>Το περιβάλλον στο οποίο αποθηκεύουμε και τα επεξεργαζόμαστε, δηλαδή στη βάση δεδομένων του συστήματος μας<text:span text:style-name="T3">.</text:span> </text:p>
      <text:p text:style-name="Description"><text:tab/><text:span text:style-name="T6">Τέ</text:span>λος από τις διεπαφές όπου οι πληροφορίες απεικονίζονται με διάφορες μορφές μέσω λιστών, πινάκων, γραφικών παραστάσεων κτλ. </text:p>
      <text:list xml:id="list23396196" text:continue-numbering="true" text:style-name="Outline">
        <text:list-item>
          <text:h text:style-name="Heading_20_1" text:outline-level="1">Λειτουργικές απαιτήσεις επιχειρησιακού περιβάλλοντος</text:h>
          <text:list>
            <text:list-item>
              <text:h text:style-name="Heading_20_2" text:outline-level="2">4.1<text:tab/>Επιχειρησιακές διαδικασίες</text:h>
            </text:list-item>
          </text:list>
        </text:list-item>
      </text:list>
      <text:p text:style-name="Description">Ροές εργασιών κατά τη συλλογή και πρόσβαση σε δεδομένα της εφαρμογής μας</text:p>
      <text:p text:style-name="Description"><text:tab/>Η συλλογή όλων των πληροφοριών από τα φροντιστήρια θα γίνεται στο <text:span text:style-name="T3">front-end </text:span><text:span text:style-name="T6">του συστήματός μας και συγκεκριμένα στον ιστότοπο που το στεγάζει. Ο κάθε επιχειρηματίας θα μπορεί να εκτελέσει τις εξής λειτουργίες: εγγραφή του φροντιστηρίου καθώς και διαγραφή από την πλατφόρμα, προσθήκη δεδομένων, διαγραφή και επεξεργασία. Κατά την εγγραφή θα πρέπει να παραχωρεί την τοποθεσία του φροντιστηρίου. Στην ιστοσελίδα θα μπορεί να προσθέσει πλήθος προγραμμάτων που προσφέρει μαζί με την τιμή και την κατεύθυνσή του εκάστοτε. {Επίσης θα μπορεί να προσθέσει τα ποσοστά επιτυχίας του φροντιστηρίου του μόνο μαζί με τον αριθμό των περσινών εγγεγραμμένων μαθητών} {Οι επιχειρηματίες θα μπορούν να βλέπουν τα ποσοστά επιτυχίας των άλλων φροντιστηρίων και των εγγραφών =&gt; ανταγωνισμός}</text:span></text:p>
      <text:p text:style-name="Description"><text:span text:style-name="T6"><text:tab/>Ο χρήστης πελάτης θα παρέχει μόνο την τοποθεσία του ως είσοδο μέσω της εφαρμογής </text:span><text:span text:style-name="T3">Google Maps, </text:span><text:span text:style-name="T6">η οποία έχει προσαρμοστεί και στην ιστοσελίδα και στην εφαρμογή. Έπειτα έχει πρόσβαση στα δεδομένα μέσω ερωτήσεων στη βάση, με αναζήτηση και με επιλογή κριτηρίων.</text:span></text:p>
      <text:list xml:id="list23424427" text:continue-numbering="true" text:style-name="Outline">
        <text:list-item>
          <text:list>
            <text:list-item>
              <text:h text:style-name="Heading_20_2" text:outline-level="2"><text:soft-page-break/>4.2<text:tab/>Περιορισμοί</text:h>
            </text:list-item>
          </text:list>
        </text:list-item>
      </text:list>
      <text:p text:style-name="Description">Αναφορά σε περιορισμούς εφόσον υπάρχουν</text:p>
      <text:p text:style-name="Description"><text:tab/>Στην εφαρμογή όλοι αντιμετωπίζονται ως χρήστες ακόμα και τα φροντιστήρια. Άρα μόνο μέσω ιστοσελίδας γίνεται η ανανέωση της βάσης δεδομένων του συστήματος.</text:p>
      <text:p text:style-name="Description"><text:tab/>{Περιορισμοί που μπορούν να παρουσιαστούν είναι η εχεμύθια των δεδομένων εισόδου των φροντιστηρίων και συγκεκριμένα των ποσοστών επιτυχίας και τον αριθμό των εγγραφών που θίγουν την αξιοπιστία του συστήματος}</text:p>
      <text:list xml:id="list23411302" text:continue-numbering="true" text:style-name="Outline">
        <text:list-item>
          <text:list>
            <text:list-item>
              <text:h text:style-name="Heading_20_2" text:outline-level="2">4.3<text:tab/>Δείκτες ποιότητας</text:h>
            </text:list-item>
          </text:list>
        </text:list-item>
      </text:list>
      <text:p text:style-name="Description">Αναφορά σε δείκτες ποιότητας</text:p>
      <text:list xml:id="list3653183228112597201" text:style-name="L1">
        <text:list-item>
          <text:list>
            <text:list-item>
              <text:list>
                <text:list-item>
                  <text:p text:style-name="P4">Δείκτης ακεραιότητας απαιτήσεων: ο λόγος μεταξύ των απαιτήσεων που μπορεί να διακρίνει ένα εμπλεκόμενο μέλος προς το συνολικό πλήθος των απαιτήσεων. Δείχνει κατα πόσο είναι κατανοητές οι απαιτήσεις του συστήματος από τα μέλη παραγωγής του.</text:p>
                </text:list-item>
                <text:list-item>
                  <text:p text:style-name="P4">Δείκτης επαναληπτικότητας απαιτήσεων: ο λόγος των διακριτών απαιτήσεων που ορίζονται προς το συνολικό πλήθος απαιτήσεων. Ποσοτικοποιεί την επαναληπτικότητα των απαιτήσεων της πλατφόρμας. Δείχνει ίσως, πόση δουλειά μπορεί να αποφευχθεί κατα την ανάπτυξη.</text:p>
                </text:list-item>
                <text:list-item>
                  <text:p text:style-name="P4">Δείκτης επιτευξιμότητας: ο λόγος των επιτευχθέντων απαιτήσεων προς το σύνολο των απαιτήσεων. Παρουσιάζει το πόσο ολοκληρωμένο είναι το σύστημα.</text:p>
                </text:list-item>
                <text:list-item>
                  <text:p text:style-name="P4">Δείκτης επεκτασιμότητας: ο λόγος των μελλοντικών απαιτήσεων του λογισμικού προς το σύνολο των ήδη ορισμένων. Μέτρο για τη συντήρηση του λογισμικού στον κύκλο ζωής του.</text:p>
                </text:list-item>
                <text:list-item>
                  <text:p text:style-name="P4">Δείκτης εμπιστοσύνης δεδομένων φροντιστηρίου: συνάρτηση ποσοστού επιτυχίας, αριθμό εγγραφών, δείκτη εμπιστοσύνης άλλου φροντιστηρίου. (Κάτι σαν αλληλοσυσχέτιση)</text:p>
                </text:list-item>
              </text:list>
            </text:list-item>
          </text:list>
        </text:list-item>
      </text:list>
      <text:list xml:id="list23399477" text:continue-list="list23411302" text:style-name="Outline">
        <text:list-item>
          <text:h text:style-name="Heading_20_1" text:outline-level="1">Έκθεση απαιτήσεων χρηστών</text:h>
        </text:list-item>
      </text:list>
      <text:p text:style-name="Description">Αναφορές υψηλού επιπέδου απαιτήσεων (πχ αρχών - στόχων του έργου) προσαρμοσμένες στην οπτική του εκάστοτε εμπλεκόμενου μέρους</text:p>
      <text:p text:style-name="Description"><text:tab/>Η έννοια του πληθοπορισμού είναι στενά συνδεδεμένη με τους πελάτες στην πλατφόρμα. </text:p>
      <text:p text:style-name="Description"><text:tab/>Οι πελάτες-επιχειρηματίες έχουν ως στόχο την παρουσίαση των φροντιστηριακών μονάδων τους. Την παρουσίαση του προγράμματος που προσφέρουν, τις τιμές και το πλήθος των κατευθύνσεων που εξειδικεύονται. Οι αρχές που τηρούνται είναι αρχικά η ασφάλεια των δεδομένων τους. Η προστασία του συγκεκριμένου χώρου που τους ανήκει στην πλατφόρμα μας έναντι των ανταγωνιστών τους. Έπειτα, η αντικειμενικότητα των δεδομένων στην πλατφόρμα. Η εξάλειψη τυχόν αθέμιτου ανταγωνισμού μέσω των δεικτών ποιότητας για τα δεδομένα εισόδου {με στατιστικές έρευνες}. Η κατωχήρωση ονόματος του φροντιστηρίου και τοποθεσίας στη βάση δεδομένων του συστήματος. Η εξάλειψη τυχόν πλασματικών, μη-υπαρκτών φροντιστηρίων. {Επίσης, τα φροντιστήρια που συνδράμουν στο λογισμικό μπορούν να έχουν μια διαφήμιση η οποία θα παρουσιάζεται με δίκαιο τρόπο &lt;=&gt; σταθερή τιμή συνδρομής}.</text:p>
      <text:p text:style-name="Description"><text:tab/>{Οι πελάτες-χρήστες έχουν ως στόχο την επιλογή του καλύτερου φροντιστηρίου. Οι αρχές που τηρούνται για την επίτευξη του στόχου είναι αρχικά η αντικειμενικότητα των δεδομένων. Οι τιμές στο παρατηρητήριο να είναι πιστός αντικατοπτρισμός των πραγματικών. Τα στατιστικά των επιτυχιών επίσης να είναι αληθινά και να μην έχουν υποστεί αλλοιώσεις.<text:span text:style-name="T6">Τα δεδομένα θα πρέπει να είναι αληθινά, δηλαδή να ανταποκρίνονται στην πραγματικότητ}</text:span></text:p>
      <text:list xml:id="list23409336" text:continue-numbering="true" text:style-name="Outline">
        <text:list-item>
          <text:h text:style-name="Heading_20_1" text:outline-level="1">Αρχές του προτεινόμενου συστήματος</text:h>
        </text:list-item>
      </text:list>
      <text:p text:style-name="Description">Λειτουργικές αρχές και σενάρια για το προτεινόμενο σύστημα. Μη-τεχνική εστίαση.</text:p>
      <text:p text:style-name="Description"><text:soft-page-break/><text:tab/>Σενάριο πελάτη-επιχειρηματία: </text:p>
      <text:list xml:id="list7154667980974141439" text:style-name="L2">
        <text:list-item>
          <text:list>
            <text:list-item>
              <text:p text:style-name="P5">είσοδος στην ιστοσελίδα, (1) πρόσβαση με κωδικό και όνομα στο προφίλ του ή (2) δημιουργία καινούργιου.</text:p>
            </text:list-item>
            <text:list-item>
              <text:p text:style-name="P5">(1) ανακατεύθυνση σε σελίδα για προσθήκη, διαγραφή εκαιδευτικού προγράμματος, επεξεργασία τιμών, κατευθύνσεων.</text:p>
            </text:list-item>
            <text:list-item>
              <text:p text:style-name="P5">(2) φόρμα εγγραφής με <text:span text:style-name="T3">email, </text:span><text:span text:style-name="T6">κωδικό σύνδεσης,</text:span><text:span text:style-name="T3"> </text:span>εισαγωγή ονόματος φροντιστηρίου και τοποθεσίας.</text:p>
            </text:list-item>
          </text:list>
        </text:list-item>
      </text:list>
      <text:p text:style-name="Description"><text:tab/>Σενάριο πελάτη-χρήστη:</text:p>
      <text:list xml:id="list7162563357877928559" text:style-name="L3">
        <text:list-item>
          <text:list>
            <text:list-item>
              <text:p text:style-name="P6">είσοδος στην ιστοσελίδα ως ανώνυμος χρήστης.</text:p>
            </text:list-item>
            <text:list-item>
              <text:p text:style-name="P6">αναζήτηση με βάση τα κριτήρια της αρέσκειας και της τοποθεσίας μέσω <text:span text:style-name="T3">google maps.</text:span></text:p>
            </text:list-item>
            <text:list-item>
              <text:p text:style-name="P6"><text:span text:style-name="T3">{</text:span><text:span text:style-name="T6">σύνδεση σε </text:span><text:span text:style-name="T3">premium </text:span><text:span text:style-name="T6">λογαριασμό για την πρόσβαση στα γραφήματα επιτυχιών των φροντιστηρίων}.</text:span></text:p>
            </text:list-item>
          </text:list>
        </text:list-item>
      </text:list>
      <text:p text:style-name="Description"><text:span text:style-name="T6"><text:tab/>Λειουργικές αρχές:</text:span></text:p>
      <text:list xml:id="list1448517814637547287" text:style-name="L4">
        <text:list-item>
          <text:list>
            <text:list-item>
              <text:p text:style-name="P7"><text:span text:style-name="T6">Απλό, εύχρηστο και προσβάσιμο γραφικό περιβάλλον για όλους τους χρήστες.</text:span></text:p>
            </text:list-item>
            <text:list-item>
              <text:p text:style-name="P7"><text:span text:style-name="T6">Διαφάνεια και αντικειμενικότητα πληροφοριών.</text:span></text:p>
            </text:list-item>
            <text:list-item>
              <text:p text:style-name="P7"><text:span text:style-name="T6">Φόρμες εγγραφής και σύνδεσης μέσω </text:span><text:span text:style-name="T3">mail </text:span><text:span text:style-name="T6">και ενός κωδικού.</text:span></text:p>
            </text:list-item>
            <text:list-item>
              <text:p text:style-name="P7"><text:span text:style-name="T6">{</text:span><text:span text:style-name="T3">Premium </text:span><text:span text:style-name="T6">λειτουργίες}</text:span></text:p>
            </text:list-item>
            <text:list-item>
              <text:p text:style-name="P7"><text:span text:style-name="T6">{Τα φροντιστήρια έχουν πρόσβαση στα ποσοστά επιτυχίας}</text:span></text:p>
            </text:list-item>
            <text:list-item>
              <text:p text:style-name="P7"><text:span text:style-name="T6">Η εφαρμογή παρέχει μόνο ένα περιβάλλον, αυτό του πελάτη-χρήστη. Τα φροντιστήρια μπορούν να εισάγουν δεδομένα μόνο μέσω της ιστοσελίδας. </text:span></text:p>
            </text:list-item>
            <text:list-item>
              <text:p text:style-name="P7"><text:span text:style-name="T6">Διαφημίσεις και στις δύο διεπαφές για τα φροντιστήρια που πληρώνουν συνδρομή.</text:span></text:p>
            </text:list-item>
          </text:list>
        </text:list-item>
      </text:list>
      <text:list xml:id="list23420818" text:continue-list="list23409336" text:style-name="Outline">
        <text:list-item>
          <text:h text:style-name="Heading_20_1" text:outline-level="1">Περιορισμοί στο πλαίσιο του έργου</text:h>
        </text:list-item>
      </text:list>
      <text:p text:style-name="Description">Αναφορά σε περιορισμούς εντός της εμβέλειας του εκάστοτε εμπλεκόμενου μέρους</text:p>
      <text:p text:style-name="Description"><text:tab/>Οι περιορισμοί που επιβάλλουν οι χρηματοδότες, είτε είναι οι επιχειρηματίες είτε απλοί χρήστες διακρίνονται σε ποιοτικούς και χρονικούς. </text:p>
      <text:p text:style-name="Description"><text:tab/>Ποιοτικούς για τα διάφορα δεδομένα εισόδου. Η αξιοπιστία τους, η ακεραιότητα τους, η απόκλισή τους από τα πραγματικά/πρωτογενή στοιχεία, η επανάληψή τους και η αξία τους. </text:p>
      <text:p text:style-name="Description"><text:tab/>Χρονικοί περιορισμοί επιβάλλονται κατα την παραγωγή και συντήρηση της πλατφόρμας. Για την παραγωγή επειδή θα πρέπει να γίνει σωστή κατανομή των πηγών του πληθοπορισμού σε όλα τα στάδια σχεδίασης σε συγκεκριμένο χρόνο. Κατά την συντήρηση θα πρέπει να τηρούνται κυρίως για τους απλούς χρήστες, οι προθεσμίες αναβάθμισης του συστήματος, με νέες λειτουργίες.</text:p>
      <text:p text:style-name="Description"><text:tab/>Η συντήρηση του συστήματος είναι σημαντική και για τα φροντιστήρια, για να συνεχίσει η εφαρμογή να είναι επίκαιρη και απαραίτητη για τους χρήστες, παλιούς και νεους, με όσο το δυνατόν καλύτερη λειτουργικότητα για κάθε νέα έκδοση.</text:p>
      <text:p text:style-name="Description"><text:tab/></text:p>
      <text:list xml:id="list23419730" text:continue-numbering="true" text:style-name="Outline">
        <text:list-item>
          <text:h text:style-name="Heading_20_1" text:outline-level="1">Παράρτημα: ακρωνύμια και συντομογραφίες </text:h>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en" fo:country="US" style:font-name-asian="SimSun"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212cm" fo:margin-bottom="0cm" fo:orphans="2" fo:widows="2" style:writing-mode="lr-tb"/>
      <style:text-properties style:use-window-font-color="true" fo:language="el" fo:country="GR"/>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1.058cm" fo:margin-bottom="0cm" fo:keep-together="always" fo:keep-with-next="always"/>
      <style:text-properties style:font-name="Calibri Light" fo:font-size="16pt" style:font-size-asian="16pt" style:font-name-complex="F" style:font-size-complex="16pt"/>
    </style:style>
    <style:style style:name="Heading_20_2" style:display-name="Heading 2" style:family="paragraph" style:parent-style-name="Standard" style:next-style-name="Text_20_body" style:default-outline-level="2" style:list-style-name="Outline" style:class="text">
      <style:paragraph-properties fo:margin-left="1cm" fo:margin-right="0cm" fo:margin-top="0.423cm" fo:margin-bottom="0cm" fo:keep-together="always" fo:text-indent="-1cm" style:auto-text-indent="false" fo:keep-with-next="always"/>
      <style:text-properties style:font-name="Calibri Light" fo:font-size="13pt" style:font-size-asian="13pt" style:font-name-complex="F" style:font-size-complex="13pt"/>
    </style:style>
    <style:style style:name="Description" style:family="paragraph" style:parent-style-name="Standard" style:default-outline-level="" style:list-style-name="">
      <style:text-properties fo:color="#8496b0" fo:font-size="10pt" fo:font-style="italic" style:font-size-asian="10pt" style:font-style-asian="italic"/>
    </style:style>
    <style:style style:name="Title" style:family="paragraph" style:parent-style-name="Standard" style:next-style-name="Subtitle" style:default-outline-level="" style:list-style-name="" style:class="chapter">
      <style:paragraph-properties fo:margin-top="0cm" fo:margin-bottom="0cm" fo:text-align="start" style:justify-single-word="false"/>
      <style:text-properties style:font-name="Calibri Light" fo:font-size="28pt" fo:letter-spacing="-0.018cm" fo:font-weight="bold" style:letter-kerning="true" style:font-size-asian="28pt" style:font-weight-asian="bold" style:font-name-complex="F" style:font-size-complex="28pt" style:font-weight-complex="bold"/>
    </style:style>
    <style:style style:name="Subtitle" style:family="paragraph" style:parent-style-name="Standard" style:next-style-name="Text_20_body" style:default-outline-level="" style:list-style-name="" style:class="chapter">
      <style:paragraph-properties fo:margin-top="0.212cm" fo:margin-bottom="0.282cm" fo:text-align="start" style:justify-single-word="false"/>
      <style:text-properties fo:color="#5a5a5a" fo:font-size="14pt" fo:letter-spacing="0.026cm" fo:font-style="italic" style:font-size-asian="14pt" style:font-style-asian="italic" style:font-name-complex="F" style:font-size-complex="11pt" style:font-style-complex="italic"/>
    </style:style>
    <style:style style:name="Header" style:family="paragraph" style:parent-style-name="Standard" style:default-outline-level="" style:list-style-name="" style:class="extra">
      <style:paragraph-properties fo:margin-top="0cm" fo:margin-bottom="0cm"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list-style-name="" style:class="extra">
      <style:paragraph-properties fo:margin-top="0cm" fo:margin-bottom="0cm"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size="16pt" fo:language="el" fo:country="GR" style:font-size-asian="16pt" style:font-name-complex="F" style:font-size-complex="16pt"/>
    </style:style>
    <style:style style:name="Heading_20_2_20_Char" style:display-name="Heading 2 Char" style:family="text" style:parent-style-name="Default_20_Paragraph_20_Font">
      <style:text-properties style:font-name="Calibri Light" fo:font-size="13pt" fo:language="el" fo:country="GR" style:font-size-asian="13pt" style:font-name-complex="F" style:font-size-complex="13pt"/>
    </style:style>
    <style:style style:name="Title_20_Char" style:display-name="Title Char" style:family="text" style:parent-style-name="Default_20_Paragraph_20_Font">
      <style:text-properties style:font-name="Calibri Light" fo:font-size="28pt" fo:letter-spacing="-0.018cm" fo:language="el" fo:country="GR" style:letter-kerning="true" style:font-size-asian="28pt" style:font-name-complex="F" style:font-size-complex="28pt"/>
    </style:style>
    <style:style style:name="Header_20_Char" style:display-name="Header Char" style:family="text" style:parent-style-name="Default_20_Paragraph_20_Font">
      <style:text-properties fo:language="el" fo:country="GR"/>
    </style:style>
    <style:style style:name="Footer_20_Char" style:display-name="Footer Char" style:family="text" style:parent-style-name="Default_20_Paragraph_20_Font">
      <style:text-properties fo:language="el" fo:country="GR"/>
    </style:style>
    <style:style style:name="Subtitle_20_Char" style:display-name="Subtitle Char" style:family="text" style:parent-style-name="Default_20_Paragraph_20_Font">
      <style:text-properties fo:color="#5a5a5a" fo:font-size="14pt" fo:letter-spacing="0.026cm" fo:language="el" fo:country="GR" style:font-size-asian="14pt" style:font-name-complex="F" style:font-size-complex="11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7cm" fo:margin-left="0.6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018cm solid #00000a" fo:border-bottom="none"/>
    </style:style>
    <style:style style:name="MT1" style:family="text">
      <style:text-properties fo:font-size="9pt" style:font-size-asian="9pt" style:font-size-complex="9pt"/>
    </style:style>
    <style:style style:name="MT2" style:family="text">
      <style:text-properties fo:font-size="9pt" fo:language="en" fo:country="US" style:font-size-asian="9pt" style:font-size-complex="9pt"/>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MP1"><text:span text:style-name="MT1">(ΤΑΥΤΟΤΗΤΑ ΠΡΟΣΦΕΡΟΝΤΑ)<text:tab/>ΕΓΓΡΑΦΟ </text:span><text:span text:style-name="MT2">StRS<text:tab/></text:span><text:span text:style-name="MT1">Σελ </text:span><text:page-number text:select-page="current">3</text:page-number><text:span text:style-name="MT1"> / <text:s/></text:span><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Vassilios Vescoukis</meta:initial-creator>
    <meta:editing-cycles>82</meta:editing-cycles>
    <meta:creation-date>2018-11-11T16:40:00</meta:creation-date>
    <dc:date>2018-11-25T03:21:28.63</dc:date>
    <meta:editing-duration>PT11H34M49S</meta:editing-duration>
    <meta:generator>OpenOffice/4.1.2$Win32 OpenOffice.org_project/412m3$Build-9782</meta:generator>
    <meta:document-statistic meta:table-count="0" meta:image-count="0" meta:object-count="0" meta:page-count="4" meta:paragraph-count="79" meta:word-count="1527" meta:character-count="1080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